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4f23" officeooo:paragraph-rsid="000f4f23" style:font-weight-asian="bold" style:font-weight-complex="bold"/>
    </style:style>
    <style:style style:name="P2" style:family="paragraph" style:parent-style-name="Standard">
      <style:text-properties fo:font-weight="bold" officeooo:rsid="00116f6a" officeooo:paragraph-rsid="00116f6a" style:font-weight-asian="bold" style:font-weight-complex="bold"/>
    </style:style>
    <style:style style:name="P3" style:family="paragraph" style:parent-style-name="Standard">
      <style:text-properties fo:font-weight="normal" officeooo:rsid="000f4f23" officeooo:paragraph-rsid="000f4f2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/text:p>
      <text:p text:style-name="P1"/>
      <text:p text:style-name="P1">INPUT:</text:p>
      <text:p text:style-name="P1"/>
      <text:p text:style-name="P3">#rockpaperscissors</text:p>
      <text:p text:style-name="P3">import random</text:p>
      <text:p text:style-name="P3"/>
      <text:p text:style-name="P3">p={1:'r',2:'p',3:'s'}</text:p>
      <text:p text:style-name="P3">y=0</text:p>
      <text:p text:style-name="P3">c=0</text:p>
      <text:p text:style-name="P3">while True:</text:p>
      <text:p text:style-name="P3"><text:tab/>yc=input("your choice: r/p/s ")</text:p>
      <text:p text:style-name="P3"><text:tab/>cc=p[random.randint(1,3)]</text:p>
      <text:p text:style-name="P3"/>
      <text:p text:style-name="P3"><text:tab/>print("computer gave: ", cc)</text:p>
      <text:p text:style-name="P3"/>
      <text:p text:style-name="P3"><text:tab/>if(yc=='r' and cc=='p'):</text:p>
      <text:p text:style-name="P3"><text:tab/><text:tab/>print("computer wins the game")</text:p>
      <text:p text:style-name="P3"><text:tab/><text:tab/>c+=1</text:p>
      <text:p text:style-name="P3"><text:tab/>elif(yc=='r' and cc=='s'):</text:p>
      <text:p text:style-name="P3"><text:tab/><text:tab/>print("you win the game")</text:p>
      <text:p text:style-name="P3"><text:tab/><text:tab/>y+=1</text:p>
      <text:p text:style-name="P3"><text:tab/>elif(yc=='p' and cc=='r'):</text:p>
      <text:p text:style-name="P3"><text:tab/><text:tab/>print("you win the game")</text:p>
      <text:p text:style-name="P3"><text:tab/><text:tab/>y+=1</text:p>
      <text:p text:style-name="P3"><text:tab/>elif(yc=='p' and cc=='s'):</text:p>
      <text:p text:style-name="P3"><text:tab/><text:tab/>print("computer wins the game")</text:p>
      <text:p text:style-name="P3"><text:tab/><text:tab/>c+=1</text:p>
      <text:p text:style-name="P3"><text:tab/>elif(yc=='s' and cc=='p'):</text:p>
      <text:p text:style-name="P3"><text:tab/><text:tab/>print("you win the game")</text:p>
      <text:p text:style-name="P3"><text:tab/><text:tab/>y+=1</text:p>
      <text:p text:style-name="P3"><text:tab/>elif(yc=='s' and cc=='r'):</text:p>
      <text:p text:style-name="P3"><text:tab/><text:tab/>print("computer wins the game")</text:p>
      <text:p text:style-name="P3"><text:tab/><text:tab/>c+=1</text:p>
      <text:p text:style-name="P3"><text:tab/>elif(yc=='r' and cc=='r'):</text:p>
      <text:p text:style-name="P3"><text:tab/><text:tab/>print("draw")</text:p>
      <text:p text:style-name="P3"><text:tab/>elif(yc=='p' and cc=='p'):</text:p>
      <text:p text:style-name="P3"><text:tab/><text:tab/>print("draw")</text:p>
      <text:p text:style-name="P3"><text:tab/>elif(yc=='s' and cc=='s'):</text:p>
      <text:p text:style-name="P3"><text:tab/><text:tab/>print("draw")</text:p>
      <text:p text:style-name="P3"><text:tab/>print("you win",y)</text:p>
      <text:p text:style-name="P3"><text:tab/>print("computer wins",c)</text:p>
      <text:p text:style-name="P3"><text:tab/>if(c==3 or y==3):</text:p>
      <text:p text:style-name="P3"><text:tab/><text:tab/>break</text:p>
      <text:p text:style-name="P3"/>
      <text:p text:style-name="P3">if(c&gt;y):</text:p>
      <text:p text:style-name="P3"><text:tab/>print("computer wins")</text:p>
      <text:p text:style-name="P3">if(y&gt;c):</text:p>
      <text:p text:style-name="P3"><text:tab/>print("congratulations you win")</text:p>
      <text:p text:style-name="P3"/>
      <text:p text:style-name="P3"><text:span text:style-name="T1">OUTPUT:</text:span></text:p>
      <text:p text:style-name="P3"><text:span text:style-name="T1"/></text:p>
      <text:p text:style-name="P3">Your choice: r/p/s r</text:p>
      <text:p text:style-name="P3">computer gave: <text:s/>s</text:p>
      <text:p text:style-name="P3">you win the game</text:p>
      <text:p text:style-name="P3">you win 1</text:p>
      <text:p text:style-name="P3">computer wins 0</text:p>
      <text:p text:style-name="P3"><text:soft-page-break/>your choice: r/p/s p</text:p>
      <text:p text:style-name="P3">computer gave: <text:s/>s</text:p>
      <text:p text:style-name="P3">computer wins the game</text:p>
      <text:p text:style-name="P3">you win 1</text:p>
      <text:p text:style-name="P3">computer wins 1</text:p>
      <text:p text:style-name="P3">your choice: r/p/s s</text:p>
      <text:p text:style-name="P3">computer gave: <text:s/>p</text:p>
      <text:p text:style-name="P3">you win the game</text:p>
      <text:p text:style-name="P3">you win 2</text:p>
      <text:p text:style-name="P3">computer wins 1</text:p>
      <text:p text:style-name="P3">your choice: r/p/s r</text:p>
      <text:p text:style-name="P3">computer gave: <text:s/>p</text:p>
      <text:p text:style-name="P3">computer wins the game</text:p>
      <text:p text:style-name="P3">you win 2</text:p>
      <text:p text:style-name="P3">computer wins 2</text:p>
      <text:p text:style-name="P3">your choice: r/p/s p</text:p>
      <text:p text:style-name="P3">computer gave: <text:s/>s</text:p>
      <text:p text:style-name="P3">computer wins the game</text:p>
      <text:p text:style-name="P3">you win 2</text:p>
      <text:p text:style-name="P3">computer wins 3</text:p>
      <text:p text:style-name="P3">computer wins</text:p>
      <text:p text:style-name="P3"/>
      <text:p text:style-name="P3"/>
      <text:p text:style-name="P1">PROGRAM</text:p>
      <text:p text:style-name="P1"/>
      <text:p text:style-name="P1">INPUT:</text:p>
      <text:p text:style-name="P1"/>
      <text:p text:style-name="P3">#tables</text:p>
      <text:p text:style-name="P3">for i in range(9,10):</text:p>
      <text:p text:style-name="P3"><text:tab/>for j in range(1,11):</text:p>
      <text:p text:style-name="P3"><text:tab/><text:tab/>print(i,"x",j,"=",i*j)</text:p>
      <text:p text:style-name="P3"/>
      <text:p text:style-name="P3"/>
      <text:p text:style-name="P2">OUTPUT:</text:p>
      <text:p text:style-name="P2"/>
      <text:p text:style-name="P2">9 x 1 = 9</text:p>
      <text:p text:style-name="P2">9 x 2 = 18</text:p>
      <text:p text:style-name="P2">9 x 3 = 27</text:p>
      <text:p text:style-name="P2">9 x 4 = 36</text:p>
      <text:p text:style-name="P2">9 x 5 = 45</text:p>
      <text:p text:style-name="P2">9 x 6 = 54</text:p>
      <text:p text:style-name="P2">9 x 7 = 63</text:p>
      <text:p text:style-name="P2">9 x 8 = 72</text:p>
      <text:p text:style-name="P2">9 x 9 = 81</text:p>
      <text:p text:style-name="P2">9 x 10 = 90</text:p>
      <text:p text:style-name="P2"/>
      <text:p text:style-name="P2"/>
      <text:p text:style-name="P2">PROGRAM </text:p>
      <text:p text:style-name="P2"/>
      <text:p text:style-name="P2">INPUT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9:26:38.523717193</meta:creation-date>
    <dc:date>2018-10-05T10:10:51.177232368</dc:date>
    <meta:editing-duration>PT34M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89" meta:word-count="247" meta:character-count="1444" meta:non-whitespace-character-count="1227"/>
  </office:meta>
</office:document-meta>
</file>